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16in"/>
    </style:style>
    <style:style style:name="co4" style:family="table-column">
      <style:table-column-properties fo:break-before="auto" style:column-width="1.5618in"/>
    </style:style>
    <style:style style:name="ro3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492in" fo:break-before="auto" style:use-optimal-row-height="true"/>
    </style:style>
    <style:style style:name="ro4" style:family="table-row">
      <style:table-row-properties style:row-height="0.1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9pt" style:font-size-asian="9pt" style:font-size-complex="9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ndale Mono" fo:font-size="9pt" style:font-size-asian="9pt" style:font-size-complex="9pt"/>
    </style:style>
    <style:style style:name="ce3" style:family="table-cell" style:parent-style-name="Default">
      <style:text-properties style:font-name="Andale Mono" fo:font-size="9pt" style:font-size-asian="9pt" style:font-size-complex="9pt"/>
    </style:style>
    <style:style style:name="ce4" style:family="table-cell" style:parent-style-name="Default" style:data-style-name="N104">
      <style:text-properties style:font-name="Andale Mono"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3"/>
        <table:table-column table:style-name="co3" table:default-cell-style-name="ce4"/>
        <table:table-column table:style-name="co3" table:number-columns-repeated="1021" table:default-cell-style-name="ce3"/>
        <table:table-row table:style-name="ro2">
          <table:table-cell office:value-type="string">
            <text:p>aleph investment</text:p>
          </table:table-cell>
          <table:table-cell table:number-columns-repeated="1023"/>
        </table:table-row>
        <table:table-row table:style-name="ro2">
          <table:table-cell office:value-type="string">
            <text:p>Updated 10/02/13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Travel 201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date" office:date-value="2012-06-06">
            <text:p>06/06/12</text:p>
          </table:table-cell>
          <table:table-cell office:value-type="string">
            <text:p>jetblue</text:p>
          </table:table-cell>
          <table:table-cell office:value-type="currency" office:currency="USD" office:value="444.6">
            <text:p>$444.6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08-08">
            <text:p>08/08/12</text:p>
          </table:table-cell>
          <table:table-cell office:value-type="string">
            <text:p>southwest</text:p>
          </table:table-cell>
          <table:table-cell office:value-type="currency" office:currency="USD" office:value="208.6">
            <text:p>$208.6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1-14">
            <text:p>11/14/12</text:p>
          </table:table-cell>
          <table:table-cell office:value-type="string">
            <text:p>usair</text:p>
          </table:table-cell>
          <table:table-cell office:value-type="currency" office:currency="USD" office:value="357.2">
            <text:p>$357.2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1-22">
            <text:p>11/22/12</text:p>
          </table:table-cell>
          <table:table-cell office:value-type="string">
            <text:p>american</text:p>
          </table:table-cell>
          <table:table-cell office:value-type="currency" office:currency="USD" office:value="257.11">
            <text:p>$257.1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7:.C11])" office:value-type="currency" office:currency="USD" office:value="1267.51">
            <text:p>$1,267.51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Travel 20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date" office:date-value="2013-02-03">
            <text:p>02/03/13</text:p>
          </table:table-cell>
          <table:table-cell office:value-type="string">
            <text:p>usair</text:p>
          </table:table-cell>
          <table:table-cell office:value-type="currency" office:currency="USD" office:value="400.1">
            <text:p>$400.1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3-19">
            <text:p>03/19/13</text:p>
          </table:table-cell>
          <table:table-cell office:value-type="string">
            <text:p>jetblue</text:p>
          </table:table-cell>
          <table:table-cell office:value-type="currency" office:currency="USD" office:value="317.8">
            <text:p>$317.8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7-10">
            <text:p>07/10/13</text:p>
          </table:table-cell>
          <table:table-cell office:value-type="string">
            <text:p>jetblue</text:p>
          </table:table-cell>
          <table:table-cell office:value-type="currency" office:currency="USD" office:value="467.8">
            <text:p>$467.8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6">
            <text:p>09/06/13</text:p>
          </table:table-cell>
          <table:table-cell office:value-type="string">
            <text:p>priceline</text:p>
          </table:table-cell>
          <table:table-cell office:value-type="currency" office:currency="USD" office:value="157.8">
            <text:p>$157.8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5">
            <text:p>09/05/13</text:p>
          </table:table-cell>
          <table:table-cell office:value-type="string">
            <text:p>airbnb</text:p>
          </table:table-cell>
          <table:table-cell office:value-type="currency" office:currency="USD" office:value="599">
            <text:p>$599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5">
            <text:p>09/05/13</text:p>
          </table:table-cell>
          <table:table-cell office:value-type="string">
            <text:p>chase</text:p>
          </table:table-cell>
          <table:table-cell office:value-type="currency" office:currency="USD" office:value="268.24">
            <text:p>$268.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18:.C24])" office:value-type="currency" office:currency="USD" office:value="2210.74">
            <text:p>$2,210.7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25];[.C12])" office:value-type="currency" office:currency="USD" office:value="3478.25">
            <text:p>$3,478.2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Prototyping 20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date" office:date-value="2011-03-16">
            <text:p>03/16/11</text:p>
          </table:table-cell>
          <table:table-cell office:value-type="string">
            <text:p>digikey</text:p>
          </table:table-cell>
          <table:table-cell office:value-type="currency" office:currency="USD" office:value="185.5">
            <text:p>$185.5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1-07-25">
            <text:p>07/25/11</text:p>
          </table:table-cell>
          <table:table-cell office:value-type="string">
            <text:p>digikey</text:p>
          </table:table-cell>
          <table:table-cell office:value-type="currency" office:currency="USD" office:value="557.58">
            <text:p>$557.58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1-08-08">
            <text:p>08/08/11</text:p>
          </table:table-cell>
          <table:table-cell office:value-type="string">
            <text:p>digikey</text:p>
          </table:table-cell>
          <table:table-cell office:value-type="currency" office:currency="USD" office:value="56.98">
            <text:p>$56.98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1-09-17">
            <text:p>09/17/11</text:p>
          </table:table-cell>
          <table:table-cell office:value-type="string">
            <text:p>digikey</text:p>
          </table:table-cell>
          <table:table-cell office:value-type="currency" office:currency="USD" office:value="393.73">
            <text:p>$393.73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1-10-31">
            <text:p>10/31/11</text:p>
          </table:table-cell>
          <table:table-cell office:value-type="string">
            <text:p>mouser</text:p>
          </table:table-cell>
          <table:table-cell office:value-type="currency" office:currency="USD" office:value="362.3">
            <text:p>$362.3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1-11-29">
            <text:p>11/29/11</text:p>
          </table:table-cell>
          <table:table-cell office:value-type="string">
            <text:p>advanced circuits</text:p>
          </table:table-cell>
          <table:table-cell office:value-type="currency" office:currency="USD" office:value="121.23">
            <text:p>$121.23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1-12-04">
            <text:p>12/04/11</text:p>
          </table:table-cell>
          <table:table-cell office:value-type="string">
            <text:p>newhaven</text:p>
          </table:table-cell>
          <table:table-cell office:value-type="currency" office:currency="USD" office:value="360">
            <text:p>$360.00</text:p>
          </table:table-cell>
          <table:table-cell table:number-columns-repeated="1021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/>
          <table:table-cell/>
          <table:table-cell table:formula="of:=SUM([.C32:.C39])" office:value-type="currency" office:currency="USD" office:value="2037.32">
            <text:p>$2,037.3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ototyping 201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date" office:date-value="2012-02-27">
            <text:p>02/27/12</text:p>
          </table:table-cell>
          <table:table-cell office:value-type="string">
            <text:p>digikey</text:p>
          </table:table-cell>
          <table:table-cell office:value-type="currency" office:currency="USD" office:value="86.23">
            <text:p>$86.23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02-27">
            <text:p>02/27/12</text:p>
          </table:table-cell>
          <table:table-cell office:value-type="string">
            <text:p>mouser</text:p>
          </table:table-cell>
          <table:table-cell office:value-type="currency" office:currency="USD" office:value="44.27">
            <text:p>$44.27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03-07">
            <text:p>03/07/12</text:p>
          </table:table-cell>
          <table:table-cell office:value-type="string">
            <text:p>digikey</text:p>
          </table:table-cell>
          <table:table-cell office:value-type="currency" office:currency="USD" office:value="68.12">
            <text:p>$68.12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05-21">
            <text:p>05/21/12</text:p>
          </table:table-cell>
          <table:table-cell office:value-type="string">
            <text:p>digikey</text:p>
          </table:table-cell>
          <table:table-cell office:value-type="currency" office:currency="USD" office:value="102.73">
            <text:p>$102.73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09-05">
            <text:p>09/05/12</text:p>
          </table:table-cell>
          <table:table-cell office:value-type="string">
            <text:p>advanced circuits</text:p>
          </table:table-cell>
          <table:table-cell office:value-type="currency" office:currency="USD" office:value="303.26">
            <text:p>$303.26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1-28">
            <text:p>11/28/12</text:p>
          </table:table-cell>
          <table:table-cell office:value-type="string">
            <text:p>advanced circuits</text:p>
          </table:table-cell>
          <table:table-cell office:value-type="currency" office:currency="USD" office:value="264">
            <text:p>$264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1-21">
            <text:p>11/21/12</text:p>
          </table:table-cell>
          <table:table-cell office:value-type="string">
            <text:p>digikey</text:p>
          </table:table-cell>
          <table:table-cell office:value-type="currency" office:currency="USD" office:value="523.32">
            <text:p>$523.32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1-28">
            <text:p>11/28/12</text:p>
          </table:table-cell>
          <table:table-cell office:value-type="string">
            <text:p>advanced circuits</text:p>
          </table:table-cell>
          <table:table-cell office:value-type="currency" office:currency="USD" office:value="215.42">
            <text:p>$215.42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2-03">
            <text:p>12/03/12</text:p>
          </table:table-cell>
          <table:table-cell office:value-type="string">
            <text:p>digikey</text:p>
          </table:table-cell>
          <table:table-cell office:value-type="currency" office:currency="USD" office:value="161.68">
            <text:p>$161.68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2-11">
            <text:p>12/11/12</text:p>
          </table:table-cell>
          <table:table-cell office:value-type="string">
            <text:p>advanced circuits</text:p>
          </table:table-cell>
          <table:table-cell office:value-type="currency" office:currency="USD" office:value="316.81">
            <text:p>$316.81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2-10">
            <text:p>12/10/12</text:p>
          </table:table-cell>
          <table:table-cell office:value-type="string">
            <text:p>digikey</text:p>
          </table:table-cell>
          <table:table-cell office:value-type="currency" office:currency="USD" office:value="144.28">
            <text:p>$144.28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2-10">
            <text:p>12/10/12</text:p>
          </table:table-cell>
          <table:table-cell office:value-type="string">
            <text:p>newark</text:p>
          </table:table-cell>
          <table:table-cell office:value-type="currency" office:currency="USD" office:value="24.27">
            <text:p>$24.27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2-12-12">
            <text:p>12/12/12</text:p>
          </table:table-cell>
          <table:table-cell office:value-type="string">
            <text:p>digikey</text:p>
          </table:table-cell>
          <table:table-cell office:value-type="currency" office:currency="USD" office:value="110.49">
            <text:p>$110.4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44:.C57])" office:value-type="currency" office:currency="USD" office:value="2364.88">
            <text:p>$2,364.88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Prototyping 20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date" office:date-value="2013-01-29">
            <text:p>01/29/13</text:p>
          </table:table-cell>
          <table:table-cell office:value-type="string">
            <text:p>advanced circuits</text:p>
          </table:table-cell>
          <table:table-cell office:value-type="currency" office:currency="USD" office:value="274">
            <text:p>$274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1-29">
            <text:p>01/29/13</text:p>
          </table:table-cell>
          <table:table-cell office:value-type="string">
            <text:p>advanced circuits</text:p>
          </table:table-cell>
          <table:table-cell office:value-type="currency" office:currency="USD" office:value="164.81">
            <text:p>$164.81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2-01">
            <text:p>02/01/13</text:p>
          </table:table-cell>
          <table:table-cell office:value-type="string">
            <text:p>digikey</text:p>
          </table:table-cell>
          <table:table-cell office:value-type="currency" office:currency="USD" office:value="184.15">
            <text:p>$184.15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2-08">
            <text:p>02/08/13</text:p>
          </table:table-cell>
          <table:table-cell office:value-type="string">
            <text:p>digikey</text:p>
          </table:table-cell>
          <table:table-cell office:value-type="currency" office:currency="USD" office:value="68.97">
            <text:p>$68.97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3-17">
            <text:p>03/17/13</text:p>
          </table:table-cell>
          <table:table-cell office:value-type="string">
            <text:p>advanced circuits</text:p>
          </table:table-cell>
          <table:table-cell office:value-type="currency" office:currency="USD" office:value="296.91">
            <text:p>$296.91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3-24">
            <text:p>03/24/13</text:p>
          </table:table-cell>
          <table:table-cell office:value-type="string">
            <text:p>digikey</text:p>
          </table:table-cell>
          <table:table-cell office:value-type="currency" office:currency="USD" office:value="234.66">
            <text:p>$234.66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3-31">
            <text:p>03/31/13</text:p>
          </table:table-cell>
          <table:table-cell office:value-type="string">
            <text:p>cc</text:p>
          </table:table-cell>
          <table:table-cell office:value-type="currency" office:currency="USD" office:value="19.8">
            <text:p>$19.8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3-31">
            <text:p>03/31/13</text:p>
          </table:table-cell>
          <table:table-cell office:value-type="string">
            <text:p>digikey</text:p>
          </table:table-cell>
          <table:table-cell office:value-type="currency" office:currency="USD" office:value="82.44">
            <text:p>$82.44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5-08">
            <text:p>05/08/13</text:p>
          </table:table-cell>
          <table:table-cell office:value-type="string">
            <text:p>advanced circuits</text:p>
          </table:table-cell>
          <table:table-cell office:value-type="currency" office:currency="USD" office:value="173.86">
            <text:p>$173.86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5-14">
            <text:p>05/14/13</text:p>
          </table:table-cell>
          <table:table-cell office:value-type="string">
            <text:p>mouser</text:p>
          </table:table-cell>
          <table:table-cell office:value-type="currency" office:currency="USD" office:value="48.97">
            <text:p>$48.97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5-14">
            <text:p>05/14/13</text:p>
          </table:table-cell>
          <table:table-cell office:value-type="string">
            <text:p>digikey</text:p>
          </table:table-cell>
          <table:table-cell office:value-type="currency" office:currency="USD" office:value="53.19">
            <text:p>$53.19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5-21">
            <text:p>05/21/13</text:p>
          </table:table-cell>
          <table:table-cell office:value-type="string">
            <text:p>mouser</text:p>
          </table:table-cell>
          <table:table-cell office:value-type="currency" office:currency="USD" office:value="52.79">
            <text:p>$52.79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4-19">
            <text:p>04/19/13</text:p>
          </table:table-cell>
          <table:table-cell office:value-type="string">
            <text:p>jason voytilla</text:p>
          </table:table-cell>
          <table:table-cell office:value-type="currency" office:currency="USD" office:value="450">
            <text:p>$450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6-06">
            <text:p>06/06/13</text:p>
          </table:table-cell>
          <table:table-cell office:value-type="string">
            <text:p>jason voytilla</text:p>
          </table:table-cell>
          <table:table-cell office:value-type="currency" office:currency="USD" office:value="450">
            <text:p>$450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7-24">
            <text:p>07/24/13</text:p>
          </table:table-cell>
          <table:table-cell office:value-type="string">
            <text:p>mcmaster</text:p>
          </table:table-cell>
          <table:table-cell office:value-type="currency" office:currency="USD" office:value="20.24">
            <text:p>$20.24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8-13">
            <text:p>08/13/13</text:p>
          </table:table-cell>
          <table:table-cell office:value-type="string">
            <text:p>digikey</text:p>
          </table:table-cell>
          <table:table-cell office:value-type="currency" office:currency="USD" office:value="99.94">
            <text:p>$99.94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8-13">
            <text:p>08/13/13</text:p>
          </table:table-cell>
          <table:table-cell office:value-type="string">
            <text:p>mouser</text:p>
          </table:table-cell>
          <table:table-cell office:value-type="currency" office:currency="USD" office:value="12.07">
            <text:p>$12.07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8-14">
            <text:p>08/14/13</text:p>
          </table:table-cell>
          <table:table-cell office:value-type="string">
            <text:p>advanced circuits</text:p>
          </table:table-cell>
          <table:table-cell office:value-type="currency" office:currency="USD" office:value="132">
            <text:p>$132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8-14">
            <text:p>08/14/13</text:p>
          </table:table-cell>
          <table:table-cell office:value-type="string">
            <text:p>advanced circuits</text:p>
          </table:table-cell>
          <table:table-cell office:value-type="currency" office:currency="USD" office:value="296.61">
            <text:p>$296.61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3">
            <text:p>09/03/13</text:p>
          </table:table-cell>
          <table:table-cell office:value-type="string">
            <text:p>mouser</text:p>
          </table:table-cell>
          <table:table-cell office:value-type="currency" office:currency="USD" office:value="38.43">
            <text:p>$38.43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8-19">
            <text:p>08/19/13</text:p>
          </table:table-cell>
          <table:table-cell office:value-type="string">
            <text:p>digikey</text:p>
          </table:table-cell>
          <table:table-cell office:value-type="currency" office:currency="USD" office:value="13.84">
            <text:p>$13.84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8-16">
            <text:p>08/16/13</text:p>
          </table:table-cell>
          <table:table-cell office:value-type="string">
            <text:p>mcmaster</text:p>
          </table:table-cell>
          <table:table-cell office:value-type="currency" office:currency="USD" office:value="42.65">
            <text:p>$42.65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8-29">
            <text:p>08/29/13</text:p>
          </table:table-cell>
          <table:table-cell office:value-type="string">
            <text:p>mcmaster</text:p>
          </table:table-cell>
          <table:table-cell office:value-type="currency" office:currency="USD" office:value="41.15">
            <text:p>$41.15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3">
            <text:p>09/03/13</text:p>
          </table:table-cell>
          <table:table-cell office:value-type="string">
            <text:p>pololu</text:p>
          </table:table-cell>
          <table:table-cell office:value-type="currency" office:currency="USD" office:value="38.95">
            <text:p>$38.95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3">
            <text:p>09/03/13</text:p>
          </table:table-cell>
          <table:table-cell office:value-type="string">
            <text:p>digikey</text:p>
          </table:table-cell>
          <table:table-cell office:value-type="currency" office:currency="USD" office:value="193.5">
            <text:p>$193.5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3">
            <text:p>09/03/13</text:p>
          </table:table-cell>
          <table:table-cell office:value-type="string">
            <text:p>jameco</text:p>
          </table:table-cell>
          <table:table-cell office:value-type="currency" office:currency="USD" office:value="27.64">
            <text:p>$27.64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3">
            <text:p>09/03/13</text:p>
          </table:table-cell>
          <table:table-cell office:value-type="string">
            <text:p>advanced circuits</text:p>
          </table:table-cell>
          <table:table-cell office:value-type="currency" office:currency="USD" office:value="305.57">
            <text:p>$305.57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01">
            <text:p>09/01/13</text:p>
          </table:table-cell>
          <table:table-cell office:value-type="string">
            <text:p>jason voytilla</text:p>
          </table:table-cell>
          <table:table-cell office:value-type="currency" office:currency="USD" office:value="725">
            <text:p>$725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21">
            <text:p>09/21/13</text:p>
          </table:table-cell>
          <table:table-cell office:value-type="string">
            <text:p>jason voytilla</text:p>
          </table:table-cell>
          <table:table-cell office:value-type="currency" office:currency="USD" office:value="175">
            <text:p>$175.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16">
            <text:p>09/16/13</text:p>
          </table:table-cell>
          <table:table-cell office:value-type="string">
            <text:p>digikey</text:p>
          </table:table-cell>
          <table:table-cell office:value-type="currency" office:currency="USD" office:value="55.69">
            <text:p>$55.69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20">
            <text:p>09/20/13</text:p>
          </table:table-cell>
          <table:table-cell office:value-type="string">
            <text:p>mouser</text:p>
          </table:table-cell>
          <table:table-cell office:value-type="currency" office:currency="USD" office:value="508.71">
            <text:p>$508.71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30">
            <text:p>09/30/13</text:p>
          </table:table-cell>
          <table:table-cell office:value-type="string">
            <text:p>digikey</text:p>
          </table:table-cell>
          <table:table-cell office:value-type="currency" office:currency="USD" office:value="430.11">
            <text:p>$430.11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30">
            <text:p>09/30/13</text:p>
          </table:table-cell>
          <table:table-cell office:value-type="string">
            <text:p>mouser</text:p>
          </table:table-cell>
          <table:table-cell office:value-type="currency" office:currency="USD" office:value="17.15">
            <text:p>$17.15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9-27">
            <text:p>09/27/13</text:p>
          </table:table-cell>
          <table:table-cell office:value-type="string">
            <text:p>advanced circuits</text:p>
          </table:table-cell>
          <table:table-cell office:value-type="currency" office:currency="USD" office:value="153.29">
            <text:p>$153.29</text:p>
          </table:table-cell>
          <table:table-cell table:number-columns-repeated="1021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number-columns-repeated="2"/>
          <table:table-cell table:formula="of:=SUM([.C63:.C95])" office:value-type="currency" office:currency="USD" office:value="5728.8">
            <text:p>$5,728.80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formula="of:=SUM([.C98];[.C58];[.C40])" office:value-type="currency" office:currency="USD" office:value="10131">
            <text:p>$10,131.00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Tool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Mcalpin – paint</text:p>
          </table:table-cell>
          <table:table-cell office:value-type="currency" office:currency="USD" office:value="1035">
            <text:p>$1,035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calpin – enclosure</text:p>
          </table:table-cell>
          <table:table-cell office:value-type="currency" office:currency="USD" office:value="1062">
            <text:p>$1,062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calpin – plate</text:p>
          </table:table-cell>
          <table:table-cell office:value-type="currency" office:currency="USD" office:value="1127.2">
            <text:p>$1,127.2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Mcalpin – backplate</text:p>
          </table:table-cell>
          <table:table-cell office:value-type="currency" office:currency="USD" office:value="673.8">
            <text:p>$673.8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PP – knob proto</text:p>
          </table:table-cell>
          <table:table-cell office:value-type="currency" office:currency="USD" office:value="1600">
            <text:p>$1,60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PP – knob tool</text:p>
          </table:table-cell>
          <table:table-cell office:value-type="currency" office:currency="USD" office:value="4200">
            <text:p>$4,20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PP – keycap tool</text:p>
          </table:table-cell>
          <table:table-cell office:value-type="currency" office:currency="USD" office:value="2200">
            <text:p>$2,20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CL – primary pcb</text:p>
          </table:table-cell>
          <table:table-cell office:value-type="currency" office:currency="USD" office:value="350">
            <text:p>$350.0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MCL – interface pcb</text:p>
          </table:table-cell>
          <table:table-cell office:value-type="currency" office:currency="USD" office:value="250">
            <text:p>$25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LC – primary pcb</text:p>
          </table:table-cell>
          <table:table-cell office:value-type="currency" office:currency="USD" office:value="800">
            <text:p>$800.0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RLC – interface pcb</text:p>
          </table:table-cell>
          <table:table-cell office:value-type="currency" office:currency="USD" office:value="400">
            <text:p>$400.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107:.C118])" office:value-type="currency" office:currency="USD" office:value="13698">
            <text:p>$13,698.00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27];[.C101];[.C119])" office:value-type="currency" office:currency="USD" office:value="27307.25">
            <text:p>$27,307.25</text:p>
          </table:table-cell>
          <table:table-cell table:number-columns-repeated="1021"/>
        </table:table-row>
        <table:table-row table:style-name="ro2" table:number-rows-repeated="10484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10/02/2013</text:date>, <text:time>19:5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3-08-04T17:28:40</meta:creation-date>
    <dc:date>2013-10-02T19:54:54</dc:date>
    <dc:creator>brian crabtree</dc:creator>
    <meta:editing-duration>P2DT4H42M44S</meta:editing-duration>
    <meta:editing-cycles>14</meta:editing-cycles>
    <meta:generator>OpenOffice.org/3.3$Unix OpenOffice.org_project/330m20$Build-9567</meta:generator>
    <meta:document-statistic meta:table-count="3" meta:cell-count="232" meta:object-count="0"/>
  </office:meta>
</office:document-meta>
</file>